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tep=2.5mm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tep</text:p>
          </table:table-cell>
          <table:table-cell office:value-type="float" office:value="2.5">
            <text:p>2,5</text:p>
          </table:table-cell>
          <table:table-cell table:formula="of:=-[.B1]" office:value-type="float" office:value="-2.5">
            <text:p>-2,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3]+[.B$1]" office:value-type="float" office:value="2.5">
            <text:p>2,5</text:p>
          </table:table-cell>
          <table:table-cell table:formula="of:=[.C3]+[.C$1]" office:value-type="float" office:value="-2.5">
            <text:p>-2,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4]+[.B$1]" office:value-type="float" office:value="5">
            <text:p>5</text:p>
          </table:table-cell>
          <table:table-cell table:formula="of:=[.C4]+[.C$1]" office:value-type="float" office:value="-5">
            <text:p>-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5]+[.B$1]" office:value-type="float" office:value="7.5">
            <text:p>7,5</text:p>
          </table:table-cell>
          <table:table-cell table:formula="of:=[.C5]+[.C$1]" office:value-type="float" office:value="-7.5">
            <text:p>-7,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6]+[.B$1]" office:value-type="float" office:value="10">
            <text:p>10</text:p>
          </table:table-cell>
          <table:table-cell table:formula="of:=[.C6]+[.C$1]" office:value-type="float" office:value="-10">
            <text:p>-1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7]+[.B$1]" office:value-type="float" office:value="12.5">
            <text:p>12,5</text:p>
          </table:table-cell>
          <table:table-cell table:formula="of:=[.C7]+[.C$1]" office:value-type="float" office:value="-12.5">
            <text:p>-12,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8]+[.B$1]" office:value-type="float" office:value="15">
            <text:p>15</text:p>
          </table:table-cell>
          <table:table-cell table:formula="of:=[.C8]+[.C$1]" office:value-type="float" office:value="-15">
            <text:p>-1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9]+[.B$1]" office:value-type="float" office:value="17.5">
            <text:p>17,5</text:p>
          </table:table-cell>
          <table:table-cell table:formula="of:=[.C9]+[.C$1]" office:value-type="float" office:value="-17.5">
            <text:p>-17,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0]+[.B$1]" office:value-type="float" office:value="20">
            <text:p>20</text:p>
          </table:table-cell>
          <table:table-cell table:formula="of:=[.C10]+[.C$1]" office:value-type="float" office:value="-20">
            <text:p>-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1]+[.B$1]" office:value-type="float" office:value="22.5">
            <text:p>22,5</text:p>
          </table:table-cell>
          <table:table-cell table:formula="of:=[.C11]+[.C$1]" office:value-type="float" office:value="-22.5">
            <text:p>-22,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2]+[.B$1]" office:value-type="float" office:value="25">
            <text:p>25</text:p>
          </table:table-cell>
          <table:table-cell table:formula="of:=[.C12]+[.C$1]" office:value-type="float" office:value="-25">
            <text:p>-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3]+[.B$1]" office:value-type="float" office:value="27.5">
            <text:p>27,5</text:p>
          </table:table-cell>
          <table:table-cell table:formula="of:=[.C13]+[.C$1]" office:value-type="float" office:value="-27.5">
            <text:p>-27,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4]+[.B$1]" office:value-type="float" office:value="30">
            <text:p>30</text:p>
          </table:table-cell>
          <table:table-cell table:formula="of:=[.C14]+[.C$1]" office:value-type="float" office:value="-30">
            <text:p>-3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5]+[.B$1]" office:value-type="float" office:value="32.5">
            <text:p>32,5</text:p>
          </table:table-cell>
          <table:table-cell table:formula="of:=[.C15]+[.C$1]" office:value-type="float" office:value="-32.5">
            <text:p>-32,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16]+[.B$1]" office:value-type="float" office:value="35">
            <text:p>35</text:p>
          </table:table-cell>
          <table:table-cell table:formula="of:=[.C16]+[.C$1]" office:value-type="float" office:value="-35">
            <text:p>-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B17]+[.B$1]" office:value-type="float" office:value="37.5">
            <text:p>37,5</text:p>
          </table:table-cell>
          <table:table-cell table:formula="of:=[.C17]+[.C$1]" office:value-type="float" office:value="-37.5">
            <text:p>-37,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B18]+[.B$1]" office:value-type="float" office:value="40">
            <text:p>40</text:p>
          </table:table-cell>
          <table:table-cell table:formula="of:=[.C18]+[.C$1]" office:value-type="float" office:value="-40">
            <text:p>-4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B19]+[.B$1]" office:value-type="float" office:value="42.5">
            <text:p>42,5</text:p>
          </table:table-cell>
          <table:table-cell table:formula="of:=[.C19]+[.C$1]" office:value-type="float" office:value="-42.5">
            <text:p>-42,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B20]+[.B$1]" office:value-type="float" office:value="45">
            <text:p>45</text:p>
          </table:table-cell>
          <table:table-cell table:formula="of:=[.C20]+[.C$1]" office:value-type="float" office:value="-45">
            <text:p>-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B21]+[.B$1]" office:value-type="float" office:value="47.5">
            <text:p>47,5</text:p>
          </table:table-cell>
          <table:table-cell table:formula="of:=[.C21]+[.C$1]" office:value-type="float" office:value="-47.5">
            <text:p>-47,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B22]+[.B$1]" office:value-type="float" office:value="50">
            <text:p>50</text:p>
          </table:table-cell>
          <table:table-cell table:formula="of:=[.C22]+[.C$1]" office:value-type="float" office:value="-50">
            <text:p>-5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B23]+[.B$1]" office:value-type="float" office:value="52.5">
            <text:p>52,5</text:p>
          </table:table-cell>
          <table:table-cell table:formula="of:=[.C23]+[.C$1]" office:value-type="float" office:value="-52.5">
            <text:p>-52,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B24]+[.B$1]" office:value-type="float" office:value="55">
            <text:p>55</text:p>
          </table:table-cell>
          <table:table-cell table:formula="of:=[.C24]+[.C$1]" office:value-type="float" office:value="-55">
            <text:p>-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B25]+[.B$1]" office:value-type="float" office:value="57.5">
            <text:p>57,5</text:p>
          </table:table-cell>
          <table:table-cell table:formula="of:=[.C25]+[.C$1]" office:value-type="float" office:value="-57.5">
            <text:p>-57,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B26]+[.B$1]" office:value-type="float" office:value="60">
            <text:p>60</text:p>
          </table:table-cell>
          <table:table-cell table:formula="of:=[.C26]+[.C$1]" office:value-type="float" office:value="-60">
            <text:p>-6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B27]+[.B$1]" office:value-type="float" office:value="62.5">
            <text:p>62,5</text:p>
          </table:table-cell>
          <table:table-cell table:formula="of:=[.C27]+[.C$1]" office:value-type="float" office:value="-62.5">
            <text:p>-62,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B28]+[.B$1]" office:value-type="float" office:value="65">
            <text:p>65</text:p>
          </table:table-cell>
          <table:table-cell table:formula="of:=[.C28]+[.C$1]" office:value-type="float" office:value="-65">
            <text:p>-6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B29]+[.B$1]" office:value-type="float" office:value="67.5">
            <text:p>67,5</text:p>
          </table:table-cell>
          <table:table-cell table:formula="of:=[.C29]+[.C$1]" office:value-type="float" office:value="-67.5">
            <text:p>-67,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B30]+[.B$1]" office:value-type="float" office:value="70">
            <text:p>70</text:p>
          </table:table-cell>
          <table:table-cell table:formula="of:=[.C30]+[.C$1]" office:value-type="float" office:value="-70">
            <text:p>-7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B31]+[.B$1]" office:value-type="float" office:value="72.5">
            <text:p>72,5</text:p>
          </table:table-cell>
          <table:table-cell table:formula="of:=[.C31]+[.C$1]" office:value-type="float" office:value="-72.5">
            <text:p>-72,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B32]+[.B$1]" office:value-type="float" office:value="75">
            <text:p>75</text:p>
          </table:table-cell>
          <table:table-cell table:formula="of:=[.C32]+[.C$1]" office:value-type="float" office:value="-75">
            <text:p>-7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33]+[.B$1]" office:value-type="float" office:value="77.5">
            <text:p>77,5</text:p>
          </table:table-cell>
          <table:table-cell table:formula="of:=[.C33]+[.C$1]" office:value-type="float" office:value="-77.5">
            <text:p>-77,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34]+[.B$1]" office:value-type="float" office:value="80">
            <text:p>80</text:p>
          </table:table-cell>
          <table:table-cell table:formula="of:=[.C34]+[.C$1]" office:value-type="float" office:value="-80">
            <text:p>-8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B35]+[.B$1]" office:value-type="float" office:value="82.5">
            <text:p>82,5</text:p>
          </table:table-cell>
          <table:table-cell table:formula="of:=[.C35]+[.C$1]" office:value-type="float" office:value="-82.5">
            <text:p>-82,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B36]+[.B$1]" office:value-type="float" office:value="85">
            <text:p>85</text:p>
          </table:table-cell>
          <table:table-cell table:formula="of:=[.C36]+[.C$1]" office:value-type="float" office:value="-85">
            <text:p>-8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B37]+[.B$1]" office:value-type="float" office:value="87.5">
            <text:p>87,5</text:p>
          </table:table-cell>
          <table:table-cell table:formula="of:=[.C37]+[.C$1]" office:value-type="float" office:value="-87.5">
            <text:p>-87,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B38]+[.B$1]" office:value-type="float" office:value="90">
            <text:p>90</text:p>
          </table:table-cell>
          <table:table-cell table:formula="of:=[.C38]+[.C$1]" office:value-type="float" office:value="-90">
            <text:p>-9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B39]+[.B$1]" office:value-type="float" office:value="92.5">
            <text:p>92,5</text:p>
          </table:table-cell>
          <table:table-cell table:formula="of:=[.C39]+[.C$1]" office:value-type="float" office:value="-92.5">
            <text:p>-92,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B40]+[.B$1]" office:value-type="float" office:value="95">
            <text:p>95</text:p>
          </table:table-cell>
          <table:table-cell table:formula="of:=[.C40]+[.C$1]" office:value-type="float" office:value="-95">
            <text:p>-9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B41]+[.B$1]" office:value-type="float" office:value="97.5">
            <text:p>97,5</text:p>
          </table:table-cell>
          <table:table-cell table:formula="of:=[.C41]+[.C$1]" office:value-type="float" office:value="-97.5">
            <text:p>-97,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B42]+[.B$1]" office:value-type="float" office:value="100">
            <text:p>100</text:p>
          </table:table-cell>
          <table:table-cell table:formula="of:=[.C42]+[.C$1]" office:value-type="float" office:value="-100">
            <text:p>-1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B43]+[.B$1]" office:value-type="float" office:value="102.5">
            <text:p>102,5</text:p>
          </table:table-cell>
          <table:table-cell table:formula="of:=[.C43]+[.C$1]" office:value-type="float" office:value="-102.5">
            <text:p>-102,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B44]+[.B$1]" office:value-type="float" office:value="105">
            <text:p>105</text:p>
          </table:table-cell>
          <table:table-cell table:formula="of:=[.C44]+[.C$1]" office:value-type="float" office:value="-105">
            <text:p>-10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B45]+[.B$1]" office:value-type="float" office:value="107.5">
            <text:p>107,5</text:p>
          </table:table-cell>
          <table:table-cell table:formula="of:=[.C45]+[.C$1]" office:value-type="float" office:value="-107.5">
            <text:p>-107,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B46]+[.B$1]" office:value-type="float" office:value="110">
            <text:p>110</text:p>
          </table:table-cell>
          <table:table-cell table:formula="of:=[.C46]+[.C$1]" office:value-type="float" office:value="-110">
            <text:p>-11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B47]+[.B$1]" office:value-type="float" office:value="112.5">
            <text:p>112,5</text:p>
          </table:table-cell>
          <table:table-cell table:formula="of:=[.C47]+[.C$1]" office:value-type="float" office:value="-112.5">
            <text:p>-112,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B48]+[.B$1]" office:value-type="float" office:value="115">
            <text:p>115</text:p>
          </table:table-cell>
          <table:table-cell table:formula="of:=[.C48]+[.C$1]" office:value-type="float" office:value="-115">
            <text:p>-11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B49]+[.B$1]" office:value-type="float" office:value="117.5">
            <text:p>117,5</text:p>
          </table:table-cell>
          <table:table-cell table:formula="of:=[.C49]+[.C$1]" office:value-type="float" office:value="-117.5">
            <text:p>-117,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B50]+[.B$1]" office:value-type="float" office:value="120">
            <text:p>120</text:p>
          </table:table-cell>
          <table:table-cell table:formula="of:=[.C50]+[.C$1]" office:value-type="float" office:value="-120">
            <text:p>-12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B51]+[.B$1]" office:value-type="float" office:value="122.5">
            <text:p>122,5</text:p>
          </table:table-cell>
          <table:table-cell table:formula="of:=[.C51]+[.C$1]" office:value-type="float" office:value="-122.5">
            <text:p>-122,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B52]+[.B$1]" office:value-type="float" office:value="125">
            <text:p>125</text:p>
          </table:table-cell>
          <table:table-cell table:formula="of:=[.C52]+[.C$1]" office:value-type="float" office:value="-125">
            <text:p>-1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B53]+[.B$1]" office:value-type="float" office:value="127.5">
            <text:p>127,5</text:p>
          </table:table-cell>
          <table:table-cell table:formula="of:=[.C53]+[.C$1]" office:value-type="float" office:value="-127.5">
            <text:p>-127,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B54]+[.B$1]" office:value-type="float" office:value="130">
            <text:p>130</text:p>
          </table:table-cell>
          <table:table-cell table:formula="of:=[.C54]+[.C$1]" office:value-type="float" office:value="-130">
            <text:p>-13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B55]+[.B$1]" office:value-type="float" office:value="132.5">
            <text:p>132,5</text:p>
          </table:table-cell>
          <table:table-cell table:formula="of:=[.C55]+[.C$1]" office:value-type="float" office:value="-132.5">
            <text:p>-132,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B56]+[.B$1]" office:value-type="float" office:value="135">
            <text:p>135</text:p>
          </table:table-cell>
          <table:table-cell table:formula="of:=[.C56]+[.C$1]" office:value-type="float" office:value="-135">
            <text:p>-13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B57]+[.B$1]" office:value-type="float" office:value="137.5">
            <text:p>137,5</text:p>
          </table:table-cell>
          <table:table-cell table:formula="of:=[.C57]+[.C$1]" office:value-type="float" office:value="-137.5">
            <text:p>-137,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B58]+[.B$1]" office:value-type="float" office:value="140">
            <text:p>140</text:p>
          </table:table-cell>
          <table:table-cell table:formula="of:=[.C58]+[.C$1]" office:value-type="float" office:value="-140">
            <text:p>-14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B59]+[.B$1]" office:value-type="float" office:value="142.5">
            <text:p>142,5</text:p>
          </table:table-cell>
          <table:table-cell table:formula="of:=[.C59]+[.C$1]" office:value-type="float" office:value="-142.5">
            <text:p>-142,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[.B60]+[.B$1]" office:value-type="float" office:value="145">
            <text:p>145</text:p>
          </table:table-cell>
          <table:table-cell table:formula="of:=[.C60]+[.C$1]" office:value-type="float" office:value="-145">
            <text:p>-14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B61]+[.B$1]" office:value-type="float" office:value="147.5">
            <text:p>147,5</text:p>
          </table:table-cell>
          <table:table-cell table:formula="of:=[.C61]+[.C$1]" office:value-type="float" office:value="-147.5">
            <text:p>-147,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B62]+[.B$1]" office:value-type="float" office:value="150">
            <text:p>150</text:p>
          </table:table-cell>
          <table:table-cell table:formula="of:=[.C62]+[.C$1]" office:value-type="float" office:value="-150">
            <text:p>-15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[.B63]+[.B$1]" office:value-type="float" office:value="152.5">
            <text:p>152,5</text:p>
          </table:table-cell>
          <table:table-cell table:formula="of:=[.C63]+[.C$1]" office:value-type="float" office:value="-152.5">
            <text:p>-152,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[.B64]+[.B$1]" office:value-type="float" office:value="155">
            <text:p>155</text:p>
          </table:table-cell>
          <table:table-cell table:formula="of:=[.C64]+[.C$1]" office:value-type="float" office:value="-155">
            <text:p>-15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B65]+[.B$1]" office:value-type="float" office:value="157.5">
            <text:p>157,5</text:p>
          </table:table-cell>
          <table:table-cell table:formula="of:=[.C65]+[.C$1]" office:value-type="float" office:value="-157.5">
            <text:p>-157,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16.05.2017</text:date>, <text:time>16:1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is </meta:initial-creator>
    <meta:creation-date>2017-04-23T07:28:44.78</meta:creation-date>
    <meta:generator>OpenOffice/4.1.2$Win32 OpenOffice.org_project/412m3$Build-9782</meta:generator>
    <dc:date>2017-05-16T16:12:46.81</dc:date>
    <meta:editing-duration>PT34M30S</meta:editing-duration>
    <meta:editing-cycles>3</meta:editing-cycles>
    <meta:document-statistic meta:table-count="3" meta:cell-count="195" meta:object-count="0"/>
  </office:meta>
</office:document-meta>
</file>